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Liberation Sans2" svg:font-family="'Liberation Sans'" style:font-pitch="variable"/>
    <style:font-face style:name="VL ゴシック1" svg:font-family="'VL ゴシック'" style:font-pitch="variable"/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Utopia" svg:font-family="Utopia" style:font-family-generic="roman" style:font-pitch="variable"/>
    <style:font-face style:name="IPAゴシック" svg:font-family="IPAゴシック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VL ゴシック" svg:font-family="'VL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svg:stroke-width="0.1cm" svg:stroke-color="#333333" draw:marker-start-width="0.35cm" draw:marker-end-width="0.35cm" draw:fill="none" draw:fill-color="#ffffff" fo:min-height="6.01cm" fo:padding-top="0.175cm" fo:padding-bottom="0.175cm" fo:padding-left="0.3cm" fo:padding-right="0.3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svg:stroke-color="#00cc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202cm"/>
    </style:style>
    <style:style style:name="gr7" style:family="graphic" style:parent-style-name="standard">
      <style:graphic-properties draw:stroke="none" svg:stroke-color="#000000" draw:fill="none" draw:fill-color="#ffffff" fo:min-height="1.449cm"/>
    </style:style>
    <style:style style:name="gr8" style:family="graphic" style:parent-style-name="standard">
      <style:graphic-properties draw:stroke="none" svg:stroke-color="#000000" draw:fill="none" draw:fill-color="#ffffff" fo:min-height="2.15cm"/>
    </style:style>
    <style:style style:name="gr9" style:family="graphic" style:parent-style-name="objectwithoutfill">
      <style:graphic-properties draw:stroke="dash" draw:stroke-dash="Fine_20_Dashed"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05cm"/>
    </style:style>
    <style:style style:name="gr11" style:family="graphic" style:parent-style-name="standard">
      <style:graphic-properties draw:stroke="none" svg:stroke-color="#000000" draw:fill="none" draw:fill-color="#ffffff" fo:min-height="1.9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fo:min-height="0.85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0.805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draw:marker-start-width="0.2cm" draw:marker-end="Arrow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solid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draw:stroke="solid" draw:stroke-dash="Ultra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width="0cm" svg:stroke-color="#00cc00" draw:marker-start-width="0.05cm" draw:marker-end-width="0.05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.1cm" svg:stroke-color="#000000" draw:fill="none" draw:fill-color="#ffffff" fo:min-height="0.712cm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6666ff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6666ff" draw:marker-end="Arrow" draw:marker-end-width="0.3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fo:min-height="0.712cm"/>
    </style:style>
    <style:style style:name="gr33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 draw:fill-color="#ffffff"/>
      <style:text-properties style:font-name="IPAゴシック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IPAexゴシック" fo:font-size="22pt" style:font-name-asian="IPAexゴシック" style:font-size-asian="22pt" style:font-size-complex="22pt"/>
    </style:style>
    <style:style style:name="P4" style:family="paragraph">
      <loext:graphic-properties draw:fill="none" draw:fill-color="#ffffff"/>
      <style:text-properties style:font-name="Utopia" fo:font-size="36pt" fo:font-style="italic" style:text-underline-style="none" style:font-size-asian="36pt" style:font-style-asian="italic" style:font-size-complex="36pt" style:font-style-complex="italic"/>
    </style:style>
    <style:style style:name="P5" style:family="paragraph">
      <loext:graphic-properties draw:fill="none" draw:fill-color="#ffffff"/>
      <style:text-properties style:font-name="IPAexゴシック" fo:font-size="28pt" style:font-name-asian="IPAexゴシック" style:font-size-asian="28pt" style:font-size-complex="28pt"/>
    </style:style>
    <style:style style:name="P6" style:family="paragraph">
      <loext:graphic-properties draw:fill="none" draw:fill-color="#ffffff"/>
      <style:text-properties style:font-name="Utopia" fo:font-size="36pt" fo:font-style="italic" style:font-size-asian="36pt" style:font-style-asian="italic" style:font-size-complex="36pt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="solid" draw:fill-color="#000000"/>
      <style:paragraph-properties fo:text-align="center"/>
      <style:text-properties fo:font-weight="bold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style:font-name="IPAexゴシック" fo:font-size="28pt" style:font-name-asian="IPAexゴシック" style:font-size-asian="28pt" style:font-size-complex="28pt"/>
    </style:style>
    <style:style style:name="T5" style:family="text">
      <style:text-properties style:font-name="Utopia" fo:font-size="36pt" fo:font-style="italic" style:text-underline-style="none" style:font-size-asian="36pt" style:font-style-asian="italic" style:font-size-complex="36pt" style:font-style-complex="italic"/>
    </style:style>
    <style:style style:name="T6" style:family="text">
      <style:text-properties style:font-name="Utopia"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cm" svg:height="6.36cm" svg:x="11cm" svg:y="21.9cm">
          <draw:text-box>
            <text:p><text:span text:style-name="T1">A : p</text:span><text:span text:style-name="T2">A</text:span><text:span text:style-name="T1">, V</text:span><text:span text:style-name="T2">A</text:span><text:span text:style-name="T1">, T</text:span><text:span text:style-name="T2">A</text:span></text:p>
            <text:p><text:span text:style-name="T1">↓</text:span><text:span text:style-name="T1">（</text:span><text:span text:style-name="T3">等温変化）</text:span></text:p>
            <text:p><text:span text:style-name="T1">B : p</text:span><text:span text:style-name="T2">B</text:span><text:span text:style-name="T1">, V</text:span><text:span text:style-name="T2">B</text:span><text:span text:style-name="T1">, T</text:span><text:span text:style-name="T2">B</text:span><text:span text:style-name="T1"> </text:span><text:span text:style-name="T1">（</text:span><text:span text:style-name="T1">*1</text:span><text:span text:style-name="T1">）</text:span></text:p>
            <text:p><text:span text:style-name="T1">↓</text:span><text:span text:style-name="T1">（</text:span><text:span text:style-name="T3">等圧変化）</text:span></text:p>
            <text:p><text:span text:style-name="T1">C : p</text:span><text:span text:style-name="T2">C</text:span><text:span text:style-name="T1">, V</text:span><text:span text:style-name="T2">C</text:span><text:span text:style-name="T1">, T</text:span><text:span text:style-name="T2">C</text:span><text:span text:style-name="T1"> </text:span><text:span text:style-name="T1">（</text:span><text:span text:style-name="T1">*2</text:span><text:span text:style-name="T1">）</text:span></text:p>
            <text:p><text:span text:style-name="T2">-------------------------------------</text:span></text:p>
            <text:p><text:span text:style-name="T1"><text:s/></text:span><text:span text:style-name="T1">*1) T</text:span><text:span text:style-name="T2">A</text:span><text:span text:style-name="T1">=T</text:span><text:span text:style-name="T2">B</text:span><text:span text:style-name="T1"> </text:span><text:span text:style-name="T1">（等温変化）</text:span></text:p>
            <text:p><text:span text:style-name="T1"><text:s/></text:span><text:span text:style-name="T1">*2) p</text:span><text:span text:style-name="T2">B</text:span><text:span text:style-name="T1">=p</text:span><text:span text:style-name="T2">C</text:span><text:span text:style-name="T1"> </text:span><text:span text:style-name="T1">（等圧変化）</text:span></text:p>
          </draw:text-box>
        </draw:frame>
        <draw:line draw:style-name="gr2" draw:text-style-name="P2" draw:layer="layout" svg:x1="8.488cm" svg:y1="9.12cm" svg:x2="8.488cm" svg:y2="1.52cm">
          <text:p/>
        </draw:line>
        <draw:line draw:style-name="gr2" draw:text-style-name="P2" draw:layer="layout" svg:x1="2.388cm" svg:y1="9.02cm" svg:x2="19.788cm" svg:y2="9.02cm">
          <text:p/>
        </draw:line>
        <draw:line draw:style-name="gr3" draw:text-style-name="P2" draw:layer="layout" svg:x1="3.788cm" svg:y1="9.02cm" svg:x2="16.988cm" svg:y2="3.52cm">
          <text:p/>
        </draw:line>
        <draw:line draw:style-name="gr4" draw:text-style-name="P2" draw:layer="layout" svg:x1="16.888cm" svg:y1="5.82cm" svg:x2="3.788cm" svg:y2="9.02cm">
          <text:p/>
        </draw:line>
        <draw:line draw:style-name="gr5" draw:text-style-name="P2" draw:layer="layout" svg:x1="3.788cm" svg:y1="8.62cm" svg:x2="3.788cm" svg:y2="9.32cm">
          <text:p/>
        </draw:line>
        <draw:frame draw:style-name="gr6" draw:text-style-name="P3" draw:layer="layout" svg:width="5.4cm" svg:height="2.452cm" svg:x="1.988cm" svg:y="9.32cm">
          <draw:text-box>
            <text:p><text:span text:style-name="T4">273.15</text:span><text:span text:style-name="T4">度</text:span></text:p>
            <text:p><text:span text:style-name="T4">0K</text:span></text:p>
          </draw:text-box>
        </draw:frame>
        <draw:frame draw:style-name="gr7" draw:text-style-name="P4" draw:layer="layout" svg:width="1.5cm" svg:height="1.699cm" svg:x="17.988cm" svg:y="7.22cm">
          <draw:text-box>
            <text:p><text:span text:style-name="T5">T</text:span></text:p>
          </draw:text-box>
        </draw:frame>
        <draw:frame draw:style-name="gr8" draw:text-style-name="P5" draw:layer="layout" svg:width="4cm" svg:height="2.4cm" svg:x="8.488cm" svg:y="9.367cm">
          <draw:text-box>
            <text:p><text:span text:style-name="T4">0</text:span><text:span text:style-name="T4">度</text:span></text:p>
            <text:p><text:span text:style-name="T4">273K</text:span></text:p>
          </draw:text-box>
        </draw:frame>
        <draw:frame draw:style-name="gr7" draw:text-style-name="P6" draw:layer="layout" svg:width="1.8cm" svg:height="1.699cm" svg:x="6.688cm" svg:y="1.521cm">
          <draw:text-box>
            <text:p><text:span text:style-name="T6">V</text:span></text:p>
          </draw:text-box>
        </draw:frame>
        <draw:line draw:style-name="gr9" draw:text-style-name="P2" draw:layer="layout" svg:x1="3.788cm" svg:y1="9.02cm" svg:x2="16.988cm" svg:y2="1.32cm">
          <text:p/>
        </draw:line>
        <draw:line draw:style-name="gr2" draw:text-style-name="P2" draw:layer="layout" svg:x1="13.488cm" svg:y1="4.92cm" svg:x2="12.488cm" svg:y2="3.82cm">
          <text:p/>
        </draw:line>
        <draw:line draw:style-name="gr2" draw:text-style-name="P2" draw:layer="layout" svg:x1="13.566cm" svg:y1="5.02cm" svg:x2="13.766cm" svg:y2="6.62cm">
          <text:p/>
        </draw:line>
        <draw:frame draw:style-name="gr10" draw:text-style-name="P7" draw:layer="layout" svg:width="3.7cm" svg:height="1.055cm" svg:x="10.088cm" svg:y="4.12cm">
          <draw:text-box>
            <text:p>より低圧</text:p>
          </draw:text-box>
        </draw:frame>
        <draw:frame draw:style-name="gr10" draw:text-style-name="P7" draw:layer="layout" svg:width="3.6cm" svg:height="1.055cm" svg:x="13.488cm" svg:y="5.02cm">
          <draw:text-box>
            <text:p>より高圧</text:p>
          </draw:text-box>
        </draw:frame>
        <draw:line draw:style-name="gr5" draw:text-style-name="P2" draw:layer="layout" svg:x1="8.088cm" svg:y1="7.02cm" svg:x2="8.988cm" svg:y2="7.02cm">
          <text:p/>
        </draw:line>
        <draw:frame draw:style-name="gr11" draw:text-style-name="P7" draw:layer="layout" svg:width="2.1cm" svg:height="2.15cm" svg:x="6.288cm" svg:y="6.17cm">
          <draw:text-box>
            <text:p><text:span text:style-name="T6">V</text:span><text:span text:style-name="T7">0</text:span></text:p>
          </draw:text-box>
        </draw:frame>
        <draw:custom-shape draw:style-name="gr12" draw:text-style-name="P8" draw:layer="layout" svg:width="2.5cm" svg:height="2.5cm" svg:x="1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4.8cm" svg:height="4.8cm" svg:x="6.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.923cm" svg:height="5cm" svg:x="13.5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7cm" svg:height="1.3cm" svg:x="0.9cm" svg:y="18.2cm">
          <text:p text:style-name="P8"><text:span text:style-name="T8">pA</text:span><text:span text:style-name="T9">,</text:span><text:span text:style-name="T8"> VA</text:span>, <text:span text:style-name="T10">T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7cm" svg:height="1.3cm" svg:x="6.9cm" svg:y="19.8cm">
          <text:p text:style-name="P8"><text:span text:style-name="T11">pC</text:span><text:span text:style-name="T9">,</text:span><text:span text:style-name="T8"> VB</text:span>, <text:span text:style-name="T12">TB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7cm" svg:height="1.3cm" svg:x="14.1cm" svg:y="19.8cm">
          <text:p text:style-name="P8"><text:span text:style-name="T10">pC</text:span>, <text:span text:style-name="T8">VC</text:span>, <text:span text:style-name="T8">TC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6cm" svg:y1="18.9cm" svg:x2="6.9cm" svg:y2="18.9cm">
          <text:p/>
        </draw:line>
        <draw:line draw:style-name="gr17" draw:text-style-name="P2" draw:layer="layout" svg:x1="10.7cm" svg:y1="20.53cm" svg:x2="14cm" svg:y2="20.5cm">
          <text:p/>
        </draw:line>
        <draw:custom-shape draw:style-name="gr18" draw:text-style-name="P10" draw:layer="layout" svg:width="3.7cm" svg:height="1.2cm" svg:x="6.9cm" svg:y="18.2cm">
          <text:p text:style-name="P8"><text:span text:style-name="T8">pB</text:span><text:span text:style-name="T9">,</text:span><text:span text:style-name="T8"> VB</text:span>, <text:span text:style-name="T10">TA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2.2cm" svg:y1="21.4cm" svg:x2="19.9cm" svg:y2="21.4cm">
          <text:p/>
        </draw:line>
        <draw:frame draw:style-name="gr20" draw:text-style-name="P11" draw:layer="layout" svg:width="3.3cm" svg:height="1.2cm" svg:x="3.8cm" svg:y="19.6cm">
          <draw:text-box>
            <text:p>等温変化</text:p>
          </draw:text-box>
        </draw:frame>
        <draw:frame draw:style-name="gr21" draw:text-style-name="P11" draw:layer="layout" svg:width="3.7cm" svg:height="1.155cm" svg:x="10.8cm" svg:y="19.1cm">
          <draw:text-box>
            <text:p>等圧変化</text:p>
          </draw:text-box>
        </draw:frame>
        <draw:line draw:style-name="gr22" draw:text-style-name="P10" draw:layer="layout" svg:x1="3.3cm" svg:y1="28.5cm" svg:x2="3.3cm" svg:y2="22cm">
          <text:p/>
        </draw:line>
        <draw:line draw:style-name="gr23" draw:text-style-name="P10" draw:layer="layout" svg:x1="1.8cm" svg:y1="27.3cm" svg:x2="10.9cm" svg:y2="27.3cm">
          <text:p/>
        </draw:line>
        <draw:path draw:style-name="gr24" draw:text-style-name="P10" draw:layer="layout" svg:width="3.399cm" svg:height="2.799cm" svg:x="4.5cm" svg:y="23.5cm" svg:viewBox="0 0 3400 2800" svg:d="M0 0c729 2426 3400 2800 3400 2800">
          <text:p/>
        </draw:path>
        <draw:path draw:style-name="gr25" draw:text-style-name="P10" draw:layer="layout" svg:width="1.463cm" svg:height="3.099cm" svg:x="3.736cm" svg:y="23.5cm" svg:viewBox="0 0 1464 3100" svg:d="M0 0c366 3100 1464 3100 1464 3100">
          <text:p/>
        </draw:path>
        <draw:custom-shape draw:style-name="gr26" draw:text-style-name="P12" draw:layer="layout" svg:width="0.3cm" svg:height="0.3cm" svg:x="6.548cm" svg:y="2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0.3cm" svg:height="0.3cm" svg:x="4.152cm" svg:y="2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2.4cm" svg:height="1.062cm" svg:x="4cm" svg:y="22.7cm">
          <draw:text-box>
            <text:p>T<text:span text:style-name="T13">A</text:span><text:span text:style-name="T14">=</text:span>T<text:span text:style-name="T13">B</text:span></text:p>
          </draw:text-box>
        </draw:frame>
        <draw:frame draw:style-name="gr27" draw:text-style-name="P11" draw:layer="layout" svg:width="1.5cm" svg:height="1.062cm" svg:x="3.2cm" svg:y="22.7cm">
          <draw:text-box>
            <text:p>T<text:span text:style-name="T13">C</text:span></text:p>
          </draw:text-box>
        </draw:frame>
        <draw:frame draw:style-name="gr27" draw:text-style-name="P11" draw:layer="layout" svg:width="1.3cm" svg:height="1.062cm" svg:x="9.5cm" svg:y="26.238cm">
          <draw:text-box>
            <text:p>V</text:p>
          </draw:text-box>
        </draw:frame>
        <draw:frame draw:style-name="gr27" draw:text-style-name="P11" draw:layer="layout" svg:width="1.1cm" svg:height="1.062cm" svg:x="2.2cm" svg:y="21.738cm">
          <draw:text-box>
            <text:p>p</text:p>
          </draw:text-box>
        </draw:frame>
        <draw:line draw:style-name="gr28" draw:text-style-name="P10" draw:layer="layout" svg:x1="3cm" svg:y1="24.528cm" svg:x2="9.2cm" svg:y2="24.528cm">
          <text:p/>
        </draw:line>
        <draw:line draw:style-name="gr28" draw:text-style-name="P10" draw:layer="layout" svg:x1="3cm" svg:y1="25.8cm" svg:x2="9.1cm" svg:y2="25.8cm">
          <text:p/>
        </draw:line>
        <draw:line draw:style-name="gr28" draw:text-style-name="P10" draw:layer="layout" svg:x1="5.052cm" svg:y1="23.6cm" svg:x2="5.052cm" svg:y2="27.5cm">
          <text:p/>
        </draw:line>
        <draw:line draw:style-name="gr28" draw:text-style-name="P10" draw:layer="layout" svg:x1="6.7cm" svg:y1="23.6cm" svg:x2="6.7cm" svg:y2="27.5cm">
          <text:p/>
        </draw:line>
        <draw:frame draw:style-name="gr27" draw:text-style-name="P11" draw:layer="layout" svg:width="1.6cm" svg:height="1.062cm" svg:x="4.6cm" svg:y="27.264cm">
          <draw:text-box>
            <text:p>V<text:span text:style-name="T13">A</text:span></text:p>
          </draw:text-box>
        </draw:frame>
        <draw:frame draw:style-name="gr27" draw:text-style-name="P11" draw:layer="layout" svg:width="1.4cm" svg:height="1.062cm" svg:x="6.2cm" svg:y="27.249cm">
          <draw:text-box>
            <text:p>V<text:span text:style-name="T13">B</text:span></text:p>
          </draw:text-box>
        </draw:frame>
        <draw:frame draw:style-name="gr27" draw:text-style-name="P11" draw:layer="layout" svg:width="1.3cm" svg:height="1.062cm" svg:x="1.9cm" svg:y="24.02cm">
          <draw:text-box>
            <text:p>p<text:span text:style-name="T13">A</text:span></text:p>
          </draw:text-box>
        </draw:frame>
        <draw:frame draw:style-name="gr20" draw:text-style-name="P11" draw:layer="layout" svg:width="2.3cm" svg:height="1.2cm" svg:x="1cm" svg:y="25.2cm">
          <draw:text-box>
            <text:p>p<text:span text:style-name="T13">B</text:span><text:span text:style-name="T14">=p</text:span><text:span text:style-name="T13">C</text:span></text:p>
          </draw:text-box>
        </draw:frame>
        <draw:line draw:style-name="gr29" draw:text-style-name="P10" draw:layer="layout" svg:x1="6.548cm" svg:y1="25.812cm" svg:x2="4.424cm" svg:y2="25.797cm">
          <text:p/>
        </draw:line>
        <draw:path draw:style-name="gr30" draw:text-style-name="P10" draw:layer="layout" svg:width="1.099cm" svg:height="0.999cm" svg:x="5.1cm" svg:y="24.6cm" svg:viewBox="0 0 1100 1000" svg:d="M0 0c393 786 1100 1000 1100 1000">
          <text:p/>
        </draw:path>
        <draw:line draw:style-name="gr31" draw:text-style-name="P10" draw:layer="layout" svg:x1="6.132cm" svg:y1="25.564cm" svg:x2="6.552cm" svg:y2="25.764cm">
          <text:p/>
        </draw:line>
        <draw:custom-shape draw:style-name="gr26" draw:text-style-name="P12" draw:layer="layout" svg:width="0.3cm" svg:height="0.3cm" svg:x="4.9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0" draw:layer="layout" svg:x1="4.3cm" svg:y1="23.6cm" svg:x2="4.3cm" svg:y2="27.5cm">
          <text:p/>
        </draw:line>
        <draw:frame draw:style-name="gr27" draw:text-style-name="P11" draw:layer="layout" svg:width="1.4cm" svg:height="1.062cm" svg:x="3.749cm" svg:y="27.266cm">
          <draw:text-box>
            <text:p>V<text:span text:style-name="T13">C</text:span></text:p>
          </draw:text-box>
        </draw:frame>
        <draw:frame draw:style-name="gr32" draw:text-style-name="P7" draw:layer="layout" svg:width="0.8cm" svg:height="0.962cm" svg:x="4.3cm" svg:y="24.4cm">
          <draw:text-box>
            <text:p>A</text:p>
          </draw:text-box>
        </draw:frame>
        <draw:frame draw:style-name="gr32" draw:text-style-name="P7" draw:layer="layout" svg:width="0.9cm" svg:height="0.962cm" svg:x="5.9cm" svg:y="25.7cm">
          <draw:text-box>
            <text:p>B</text:p>
          </draw:text-box>
        </draw:frame>
        <draw:frame draw:style-name="gr33" draw:text-style-name="P7" draw:layer="layout" svg:width="1.3cm" svg:height="1.05cm" svg:x="3.5cm" svg:y="25.65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exゴシック" svg:font-family="IPAexゴシック" style:font-pitch="variable"/>
    <style:font-face style:name="Liberation Sans2" svg:font-family="'Liberation Sans'" style:font-pitch="variable"/>
    <style:font-face style:name="VL ゴシック1" svg:font-family="'VL ゴシック'" style:font-pitch="variable"/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Utopia" svg:font-family="Utopia" style:font-family-generic="roman" style:font-pitch="variable"/>
    <style:font-face style:name="IPAゴシック" svg:font-family="IPAゴシック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VL ゴシック" svg:font-family="'VL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3 </meta:initial-creator>
    <meta:creation-date>2014-01-02T02:34:10.347488529</meta:creation-date>
    <dc:date>2015-07-27T23:40:49.752000000</dc:date>
    <meta:editing-duration>PT2H56M36S</meta:editing-duration>
    <meta:editing-cycles>61</meta:editing-cycles>
    <meta:generator>LibreOffice/4.4.4.3$Windows_x86 LibreOffice_project/2c39ebcf046445232b798108aa8a7e7d89552ea8</meta:generator>
    <meta:document-statistic meta:object-count="56"/>
  </office:meta>
</office:document-meta>
</file>